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1139eb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2f7716"/>
    </style:style>
    <style:style style:name="P77" style:family="paragraph" style:parent-style-name="Standard">
      <style:text-properties officeooo:paragraph-rsid="0e38fc62"/>
    </style:style>
    <style:style style:name="P78" style:family="paragraph" style:parent-style-name="Standard">
      <style:text-properties officeooo:paragraph-rsid="0e3921df"/>
    </style:style>
    <style:style style:name="P79" style:family="paragraph" style:parent-style-name="Standard">
      <style:text-properties officeooo:rsid="0e3921df" officeooo:paragraph-rsid="0e3921df"/>
    </style:style>
    <style:style style:name="P80" style:family="paragraph" style:parent-style-name="Standard">
      <style:text-properties officeooo:paragraph-rsid="0e3ebd7e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24c429"/>
    </style:style>
    <style:style style:name="P88" style:family="paragraph" style:parent-style-name="Footnote">
      <style:text-properties officeooo:paragraph-rsid="0e423056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4b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e466d90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8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13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1" fo:font-size="12pt" style:font-size-asian="12pt" style:font-size-complex="12pt"/>
    </style:style>
    <style:style style:name="T316" style:family="text">
      <style:text-properties fo:color="#000000" style:font-name="Ubuntu1" fo:font-size="12pt" officeooo:rsid="004804ae" style:font-size-asian="12pt" style:font-size-complex="12pt"/>
    </style:style>
    <style:style style:name="T317" style:family="text">
      <style:text-properties fo:color="#000000" style:font-name="Ubuntu1" fo:font-size="12pt" officeooo:rsid="0d21a97c" style:font-size-asian="12pt" style:font-size-complex="12pt"/>
    </style:style>
    <style:style style:name="T318" style:family="text">
      <style:text-properties fo:color="#000000" style:font-name="Ubuntu1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7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style:use-window-font-color="true"/>
    </style:style>
    <style:style style:name="T34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7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7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7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72" style:family="text">
      <style:text-properties style:use-window-font-color="true" officeooo:rsid="047da547"/>
    </style:style>
    <style:style style:name="T373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4" style:family="text">
      <style:text-properties officeooo:rsid="047fb57c"/>
    </style:style>
    <style:style style:name="T375" style:family="text">
      <style:text-properties officeooo:rsid="047da547"/>
    </style:style>
    <style:style style:name="T376" style:family="text">
      <style:text-properties officeooo:rsid="01657261" style:font-size-asian="12pt" style:font-size-complex="12pt"/>
    </style:style>
    <style:style style:name="T377" style:family="text">
      <style:text-properties officeooo:rsid="04473353"/>
    </style:style>
    <style:style style:name="T378" style:family="text">
      <style:text-properties fo:font-weight="normal" style:font-weight-asian="normal" style:font-weight-complex="normal"/>
    </style:style>
    <style:style style:name="T379" style:family="text">
      <style:text-properties fo:font-weight="normal" officeooo:rsid="0d53468e" style:font-weight-asian="normal" style:font-weight-complex="normal"/>
    </style:style>
    <style:style style:name="T380" style:family="text">
      <style:text-properties officeooo:rsid="06049971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officeooo:rsid="06049971" style:font-weight-asian="bold" style:font-weight-complex="bold"/>
    </style:style>
    <style:style style:name="T383" style:family="text">
      <style:text-properties fo:font-weight="bold" officeooo:rsid="0e0463fc" style:font-weight-asian="bold" style:font-weight-complex="bold"/>
    </style:style>
    <style:style style:name="T384" style:family="text">
      <style:text-properties officeooo:rsid="0594b105"/>
    </style:style>
    <style:style style:name="T385" style:family="text">
      <style:text-properties officeooo:rsid="0aace3cd"/>
    </style:style>
    <style:style style:name="T38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87" style:family="text">
      <style:text-properties fo:font-size="10pt" style:font-size-asian="10pt" style:font-size-complex="10pt"/>
    </style:style>
    <style:style style:name="T388" style:family="text">
      <style:text-properties fo:font-size="10pt" officeooo:rsid="06049971" style:font-size-asian="10pt" style:font-size-complex="10pt"/>
    </style:style>
    <style:style style:name="T389" style:family="text">
      <style:text-properties fo:font-size="10pt" officeooo:rsid="0db4d737" style:font-size-asian="10pt" style:font-size-complex="10pt"/>
    </style:style>
    <style:style style:name="T390" style:family="text">
      <style:text-properties fo:font-size="10pt" officeooo:rsid="0db5d4ba" style:font-size-asian="10pt" style:font-size-complex="10pt"/>
    </style:style>
    <style:style style:name="T391" style:family="text">
      <style:text-properties fo:font-size="10pt" officeooo:rsid="0dd944c0" style:font-size-asian="10pt" style:font-style-asian="italic" style:font-size-complex="10pt" style:font-style-complex="italic"/>
    </style:style>
    <style:style style:name="T392" style:family="text">
      <style:text-properties fo:font-size="10pt" officeooo:rsid="06049971" style:font-size-asian="10pt" style:font-style-asian="italic" style:font-size-complex="10pt" style:font-style-complex="italic"/>
    </style:style>
    <style:style style:name="T393" style:family="text">
      <style:text-properties officeooo:rsid="0394a435"/>
    </style:style>
    <style:style style:name="T394" style:family="text">
      <style:text-properties officeooo:rsid="0b668458"/>
    </style:style>
    <style:style style:name="T395" style:family="text">
      <style:text-properties officeooo:rsid="0c125172"/>
    </style:style>
    <style:style style:name="T396" style:family="text">
      <style:text-properties officeooo:rsid="0d4b2054"/>
    </style:style>
    <style:style style:name="T39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d1ec96e"/>
    </style:style>
    <style:style style:name="T39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00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01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5"><text:span text:style-name="T393">Deze versie heeft codenaam </text:span><text:span text:style-name="T325">B</text:span><text:span text:style-name="T333">ullseye</text:span><text:span text:style-name="T394"> </text:span><text:span text:style-name="T395">(</text:span><text:span text:style-name="T333">bullseye</text:span><text:span text:style-name="T395">)</text:span><text:span text:style-name="T394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28"><text:span text:style-name="T19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41">voor</text:span><text:span text:style-name="T342"> </text:span><text:span text:style-name="T343">deze en andere </text:span><text:span text:style-name="T20">checklists, scripts, </text:span><text:span text:style-name="T56">en informatie</text:span><text:span text:style-name="T20">.</text:span></text:p>
      <text:p text:style-name="P23"/>
      <text:p text:style-name="P51"><text:span text:style-name="T177">D</text:span><text:span text:style-name="T176">it is een invulbare PD</text:span><text:span text:style-name="T178">F</text:span><text:span text:style-name="T176"> met tekst- en keuzevakken; </text:span><text:span text:style-name="T179">a</text:span><text:span text:style-name="T176">fdrukken is niet noodzakelijk.</text:span></text:p>
      <text:p text:style-name="P10"/>
      <text:p text:style-name="P10">V<text:span text:style-name="T374">ul de waarden in het tekstvak achter de </text:span><text:span text:style-name="Definition"><text:span text:style-name="T375">schuingedrukte</text:span></text:span> <text:span text:style-name="T375">woorden </text:span><text:span text:style-name="T372">(zie toelichting)</text:span><text:span text:style-name="T375">: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<text:tab/><text:tab/></text:span></text:span><text:span text:style-name="Definition"><text:span text:style-name="T340"> <text:tab/><text:tab/></text:span></text:span><text:span text:style-name="T350"><draw:control text:anchor-type="as-char" svg:y="-0.429cm" draw:z-index="30" draw:name="Gebruiker" draw:style-name="gr2" draw:text-style-name="P96" svg:width="6.061cm" svg:height="0.6cm" draw:control="control31"><svg:title>Gebruiker</svg:title><svg:desc>Volledige naam, bijv. Jan Stek</svg:desc></draw:control></text:span><text:span text:style-name="T350"><text:tab/></text:span><text:span text:style-name="T351">(</text:span><text:span text:style-name="T369">volledige naam, bijv. </text:span><text:span text:style-name="T371">Karel Kamer</text:span><text:span text:style-name="T370">)</text:span></text:p>
      <text:p text:style-name="Standard"><text:span text:style-name="Definition"><text:span text:style-name="T348">g</text:span></text:span><text:span text:style-name="Definition"><text:span text:style-name="T347">ebruikersnaam<text:tab/><text:tab/></text:span></text:span><text:span text:style-name="Definition"><text:span text:style-name="T347"><draw:control text:anchor-type="as-char" svg:y="-0.429cm" draw:z-index="31" draw:name="Gberuikersnaam" draw:style-name="gr2" draw:text-style-name="P96" svg:width="6.061cm" svg:height="0.6cm" draw:control="control32"><svg:title>Gebruikersnaam</svg:title><svg:desc>Korte naam, bijv. jan</svg:desc></draw:control></text:span></text:span><text:span text:style-name="Definition"><text:span text:style-name="T34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3">c</text:span></text:span><text:span text:style-name="Definition"><text:span text:style-name="T362">omputernaam<text:tab/><text:tab/></text:span></text:span><text:span text:style-name="Definition"><text:span text:style-name="T350"><draw:control text:anchor-type="as-char" svg:y="-0.429cm" draw:z-index="32" draw:name="Computernaam" draw:style-name="gr2" draw:text-style-name="P96" svg:width="6.061cm" svg:height="0.6cm" draw:control="control33"><svg:title>Computernaam</svg:title><svg:desc>Unieke naam van de computer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unieke naam van de compute</text:span></text:span><text:span text:style-name="Definition"><text:span text:style-name="T353">r</text:span></text:span><text:span text:style-name="Definition"><text:span text:style-name="T354">)</text:span></text:span></text:p>
      <text:p text:style-name="P2"><text:span text:style-name="Definition"><text:span text:style-name="T348">o</text:span></text:span><text:span text:style-name="Definition"><text:span text:style-name="T347">pstartmenu</text:span></text:span><text:span text:style-name="Definition"><text:span text:style-name="T350"><text:tab/><text:tab/><text:tab/></text:span></text:span><text:span text:style-name="Definition"><text:span text:style-name="T350"><draw:control text:anchor-type="as-char" svg:y="-0.429cm" draw:z-index="33" draw:name="Opstartmenu" draw:style-name="gr2" draw:text-style-name="P96" svg:width="6.061cm" svg:height="0.6cm" draw:control="control34"><svg:title>Opstartmenu</svg:title><svg:desc>Toets voor het opstartmenu ("bootmenu")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to</text:span></text:span><text:span text:style-name="Definition"><text:span text:style-name="T359">ets voor het opstartmedium</text:span></text:span><text:span text:style-name="Definition"><text:span text:style-name="T360">)</text:span></text:span></text:p>
      <text:p text:style-name="P2"><text:span text:style-name="Definition"><text:span text:style-name="T364">i</text:span></text:span><text:span text:style-name="Definition"><text:span text:style-name="T365">nstellingen</text:span></text:span><text:span text:style-name="T354"><text:tab/> <text:tab/><text:tab/></text:span><text:span text:style-name="T354"><draw:control text:anchor-type="as-char" svg:y="-0.429cm" draw:z-index="29" draw:name="Instellingen" draw:style-name="gr2" draw:text-style-name="P96" svg:width="6.061cm" svg:height="0.6cm" draw:control="control30"><svg:title>Instellingen</svg:title><svg:desc>Toets voor het BIOS/UEFI-scherm ("setup")</svg:desc></draw:control></text:span><text:span text:style-name="T354"><text:tab/>(</text:span><text:span text:style-name="T352">toets voor het BIOS/UEFI-scherm</text:span><text:span text:style-name="T354">)</text:span></text:p>
      <text:p text:style-name="P4"><text:span text:style-name="Definition"><text:span text:style-name="T344">2</text:span></text:span><text:span text:style-name="Definition"><text:span text:style-name="T346">e </text:span></text:span><text:span text:style-name="Definition"><text:span text:style-name="T366">gebr</text:span></text:span><text:span text:style-name="Definition"><text:span text:style-name="T344">uiker </text:span></text:span><text:span text:style-name="Definition"><text:span text:style-name="T345">(evt.)</text:span></text:span><text:span text:style-name="T354"><text:tab/></text:span><text:span text:style-name="T354"><draw:control text:anchor-type="as-char" svg:y="-0.429cm" draw:z-index="35" draw:name="Instellingen_0" draw:style-name="gr2" draw:text-style-name="P96" svg:width="6.061cm" svg:height="0.6cm" draw:control="control36"><svg:title>Instellingen</svg:title><svg:desc>Toets voor het BIOS/UEFI-scherm ("setup")</svg:desc></draw:control></text:span><text:span text:style-name="T354"><text:tab/>(volledige naam </text:span><text:span text:style-name="T357">evt. </text:span><text:span text:style-name="T361">2</text:span><text:span text:style-name="T373">e</text:span><text:span text:style-name="T361"> </text:span><text:span text:style-name="T354">gebruiker)</text:span></text:p>
      <text:p text:style-name="P4"><text:span text:style-name="Definition"><text:span text:style-name="T344">2</text:span></text:span><text:span text:style-name="Definition"><text:span text:style-name="T346">e</text:span></text:span><text:span text:style-name="Definition"><text:span text:style-name="T344"> </text:span></text:span><text:span text:style-name="Definition"><text:span text:style-name="T367">g</text:span></text:span><text:span text:style-name="Definition"><text:span text:style-name="T368">ebruikersnaam</text:span></text:span><text:span text:style-name="T354"><text:tab/></text:span><text:span text:style-name="T354"><draw:control text:anchor-type="as-char" svg:y="-0.429cm" draw:z-index="34" draw:name="Instellingen_1" draw:style-name="gr2" draw:text-style-name="P96" svg:width="6.061cm" svg:height="0.6cm" draw:control="control35"><svg:title>Instellingen</svg:title><svg:desc>Toets voor het BIOS/UEFI-scherm ("setup")</svg:desc></draw:control></text:span><text:span text:style-name="T354"><text:tab/>(</text:span><text:span text:style-name="T352">korte naam </text:span><text:span text:style-name="T357">ev</text:span><text:span text:style-name="T358">entuele</text:span><text:span text:style-name="T357"> </text:span><text:span text:style-name="T361">2</text:span><text:span text:style-name="T373">e</text:span><text:span text:style-name="T361"> </text:span><text:span text:style-name="T355">gebr</text:span><text:span text:style-name="T356">uiker</text:span><text:span text:style-name="T354">)</text:span></text:p>
      <text:p text:style-name="P5"><text:span text:style-name="T296">Vervang </text:span><text:span text:style-name="Definition"><text:span text:style-name="T17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1"/>
      <text:p text:style-name="P6"><text:span text:style-name="Strong_20_Emphasis"><text:span text:style-name="T291"/></text:span></text:p>
      <text:p text:style-name="P30"><text:span text:style-name="Strong_20_Emphasis"><text:span text:style-name="T122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2"><text:s/><text:tab/></text:span></text:span><text:span text:style-name="T292">Nog niet op Linux?<text:tab/></text:span><text:span text:style-name="T320"></text:span><text:span text:style-name="T298"> </text:span><text:span text:style-name="T299">G</text:span><text:span text:style-name="T293">ebruik </text:span><text:span text:style-name="Strong_20_Emphasis"><text:span text:style-name="T338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4"><text:span text:style-name="Strong_20_Emphasis"><text:span text:style-name="T122"><draw:control text:anchor-type="as-char" draw:z-index="28" draw:name="Vorm2" draw:style-name="gr1" draw:text-style-name="P95" svg:width="0.35cm" svg:height="0.35cm" draw:control="control29"/></text:span></text:span><text:span text:style-name="Strong_20_Emphasis"><text:span text:style-name="T122"><text:s/><text:tab/></text:span></text:span><text:span text:style-name="T300">Nieuwe installatie?<text:tab/></text:span><text:span text:style-name="T321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1591238390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4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90">.</text:span></text:span></text:p>
          </table:table-cell>
        </table:table-row>
        <table:table-row table:style-name="TableLine94312124729568">
          <table:table-cell table:style-name="_31_._5f_Installatie_5f_voorbereiden.A1" office:value-type="string">
            <text:p text:style-name="P32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12124730048">
          <table:table-cell table:style-name="_31_._5f_Installatie_5f_voorberei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36" draw:name="Vorm4" draw:style-name="gr1" draw:text-style-name="P95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9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4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9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2">ter</text:span></text:span><text:span text:style-name="Strong_20_Emphasis"><text:span text:style-name="T153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312124730640">
          <table:table-cell table:style-name="_31_._5f_Installatie_5f_voorbereiden.A1" office:value-type="string">
            <text:p text:style-name="P55"><text:span text:style-name="Strong_20_Emphasis"><text:span text:style-name="T84"><text:s/></text:span></text:span><text:span text:style-name="Strong_20_Emphasis"><text:span text:style-name="T123"><draw:control text:anchor-type="as-char" draw:z-index="38" draw:name="Vorm4_3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398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9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62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31212473123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4312124731824">
          <table:table-cell table:style-name="_31_._5f_Installatie_5f_voorberei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9">Bereid de installatie voor </text:span></text:span><text:span text:style-name="Strong_20_Emphasis"><text:span text:style-name="T70">via </text:span></text:span><text:span text:style-name="Strong_20_Emphasis"><text:span text:style-name="T59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8">Super</text:span></text:span><text:span text:style-name="Strong_20_Emphasis"><text:span text:style-name="T82">-toets</text:span></text:span><text:span text:style-name="Strong_20_Emphasis"><text:span text:style-name="T270"><text:note-ref text:note-class="footnote" text:reference-format="text" text:ref-name="ftn2">2</text:note-ref></text:span></text:span><text:span text:style-name="Strong_20_Emphasis"><text:span text:style-name="T59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3">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82">.</text:span></text:span></text:p>
          </table:table-cell>
        </table:table-row>
        <table:table-row table:style-name="TableLine94312124732416">
          <table:table-cell table:style-name="_31_._5f_Installatie_5f_voorberei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7">K</text:span></text:span><text:span text:style-name="Strong_20_Emphasis"><text:span text:style-name="T62">ie</text:span></text:span><text:span text:style-name="Strong_20_Emphasis"><text:span text:style-name="T61">s</text:span></text:span><text:span text:style-name="Strong_20_Emphasis"><text:span text:style-name="T57"> </text:span></text:span><text:span text:style-name="Strong_20_Emphasis"><text:span text:style-name="T244">1</text:span></text:span><text:span text:style-name="Strong_20_Emphasis"><text:span text:style-name="T250"> - </text:span></text:span><text:span text:style-name="Strong_20_Emphasis"><text:span text:style-name="T251">In</text:span></text:span><text:span text:style-name="Strong_20_Emphasis"><text:span text:style-name="T257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50">Verder</text:span></text:span><text:span text:style-name="Strong_20_Emphasis"><text:span text:style-name="T83">.</text:span></text:span></text:p>
          </table:table-cell>
        </table:table-row>
        <table:table-row table:style-name="TableLine94312124733008">
          <table:table-cell table:style-name="_31_._5f_Installatie_5f_voorberei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7">Volg de aanwijzingen op het scherm.</text:span></text:span></text:p>
          </table:table-cell>
        </table:table-row>
        <table:table-row table:style-name="TableLine94312124733600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12124734192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3"><draw:control text:anchor-type="as-char" draw:z-index="42" draw:name="Vorm8_0" draw:style-name="gr1" draw:text-style-name="P9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5">2</text:span></text:span><text:span text:style-name="Definition"><text:span text:style-name="T39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04">, zoek en start</text:span></text:span><text:span text:style-name="Strong_20_Emphasis"><text:span text:style-name="T220"> </text:span></text:span><text:span text:style-name="Strong_20_Emphasis"><text:span text:style-name="T155">Ins</text:span></text:span><text:span text:style-name="Strong_20_Emphasis"><text:span text:style-name="T156">tallatiemenu</text:span></text:span><text:span text:style-name="Strong_20_Emphasis"><text:span text:style-name="T124"> </text:span></text:span><text:span text:style-name="Strong_20_Emphasis"><text:span text:style-name="T104">en </text:span></text:span><text:span text:style-name="User_20_Entry"><text:span text:style-name="T168">kies <text:line-break/></text:span></text:span><text:span text:style-name="User_20_Entry"><text:span text:style-name="T170">5</text:span></text:span><text:span text:style-name="User_20_Entry"><text:span text:style-name="T171"> -</text:span></text:span><text:span text:style-name="User_20_Entry"><text:span text:style-name="T172"> </text:span></text:span><text:span text:style-name="User_20_Entry"><text:span text:style-name="T170">Opdrachtenmenu</text:span></text:span><text:span text:style-name="User_20_Entry"><text:span text:style-name="T169"> en daarna </text:span></text:span><text:span text:style-name="User_20_Entry"><text:span text:style-name="T174">1</text:span></text:span><text:span text:style-name="User_20_Entry"><text:span text:style-name="T175">2</text:span></text:span><text:span text:style-name="User_20_Entry"><text:span text:style-name="T170"> - Instellijst</text:span></text:span><text:span text:style-name="User_20_Entry"><text:span text:style-name="T173"> </text:span></text:span><text:span text:style-name="User_20_Entry"><text:span text:style-name="T166">maken</text:span></text:span><text:span text:style-name="User_20_Entry"><text:span text:style-name="T168">.</text:span></text:span></text:p>
          </table:table-cell>
        </table:table-row>
      </table:table>
      <text:p text:style-name="P25"/>
      <text:list xml:id="list152656144372387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12140853296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18">(</text:span><text:span text:style-name="T317">Live</text:span><text:span text:style-name="T190"><text:note text:id="ftn3" text:note-class="footnote"><text:note-citation>1</text:note-citation><text:note-body><text:p text:style-name="P86"><text:span text:style-name="T377">Vanaf ee</text:span>n Live <text:span text:style-name="T385">USB-stick of </text:span><text:span text:style-name="T331">CD</text:span><text:span text:style-name="T6"> </text:span>kunt <text:span text:style-name="T377">u opstarten en</text:span> met <text:reference-ref text:reference-format="text" text:ref-name="Distributie">Debian</text:reference-ref><text:s/>werken zonder deze te installeren.</text:p></text:note-body></text:note></text:span><text:span text:style-name="T192">)</text:span><text:span text:style-name="T185"> </text:span><text:span text:style-name="T189">GNOME</text:span><text:span text:style-name="T185"> </text:span><text:span text:style-name="T188">USB-stick</text:span><text:span text:style-name="T188"><text:note text:id="ftn4" text:note-class="footnote"><text:note-citation>2</text:note-citation><text:note-body><text:p text:style-name="P87"><text:span text:style-name="T387">D</text:span><text:span text:style-name="Strong_20_Emphasis"><text:span text:style-name="T193">ow</text:span></text:span><text:span text:style-name="Strong_20_Emphasis"><text:span text:style-name="T209">nload </text:span></text:span><text:span text:style-name="Strong_20_Emphasis"><text:span text:style-name="T217">e</text:span></text:span><text:span text:style-name="Strong_20_Emphasis"><text:span text:style-name="T210">e</text:span></text:span><text:span text:style-name="Strong_20_Emphasis"><text:span text:style-name="T211">n</text:span></text:span><text:span text:style-name="Strong_20_Emphasis"><text:span text:style-name="T227"> </text:span></text:span><text:span text:style-name="Strong_20_Emphasis"><text:span text:style-name="T209">Live CD </text:span></text:span><text:span text:style-name="Strong_20_Emphasis"><text:span text:style-name="T214">v</text:span></text:span><text:span text:style-name="Strong_20_Emphasis"><text:span text:style-name="T213">anaf</text:span></text:span><text:span text:style-name="Strong_20_Emphasis"><text:span text:style-name="T196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39">hier</text:span></text:span></text:a><text:span text:style-name="T387">,</text:span><text:span text:style-name="Strong_20_Emphasis"><text:span text:style-name="T197"> </text:span></text:span><text:span text:style-name="Strong_20_Emphasis"><text:span text:style-name="T212">kies </text:span></text:span><text:span text:style-name="T222">...gnome</text:span><text:span text:style-name="T221">+non-fre</text:span><text:span text:style-name="T223">e</text:span><text:span text:style-name="T221">.iso</text:span><text:span text:style-name="Strong_20_Emphasis"><text:span text:style-name="T209">, </text:span></text:span><text:span text:style-name="Strong_20_Emphasis"><text:span text:style-name="T193">e</text:span></text:span><text:span text:style-name="Strong_20_Emphasis"><text:span text:style-name="T195">n </text:span></text:span><text:span text:style-name="T387">plaats een USB-stick </text:span><text:span text:style-name="T389">van </text:span><text:span text:style-name="T387">min</text:span><text:span text:style-name="T390">imaal <text:line-break/></text:span><text:span text:style-name="T387">4 GB.</text:span></text:p><text:p text:style-name="P83"><text:span text:style-name="T387"><text:tab/></text:span><text:span text:style-name="Strong_20_Emphasis"><text:span text:style-name="T216">G</text:span></text:span><text:span text:style-name="Strong_20_Emphasis"><text:span text:style-name="T199">ebruik </text:span></text:span><text:span text:style-name="Strong_20_Emphasis"><text:span text:style-name="T200">het programma balenaEtche</text:span></text:span><text:span text:style-name="Strong_20_Emphasis"><text:span text:style-name="T201">r</text:span></text:span><text:span text:style-name="Strong_20_Emphasis"><text:span text:style-name="T200"> </text:span></text:span><text:span text:style-name="Strong_20_Emphasis"><text:span text:style-name="T202">(</text:span></text:span><text:a xlink:type="simple" xlink:href="https://www.balena.io/etcher/" text:style-name="Internet_20_link" text:visited-style-name="Visited_20_Internet_20_Link"><text:span text:style-name="Strong_20_Emphasis"><text:span text:style-name="T397">etcher.io</text:span></text:span></text:a><text:span text:style-name="Strong_20_Emphasis"><text:span text:style-name="T202">) </text:span></text:span><text:span text:style-name="Strong_20_Emphasis"><text:span text:style-name="T208">om de CD naar de USB-stick te schrijven</text:span></text:span><text:span text:style-name="Strong_20_Emphasis"><text:span text:style-name="T202">; </text:span></text:span><text:span text:style-name="Strong_20_Emphasis"><text:span text:style-name="T200">balenaEtche</text:span></text:span><text:span text:style-name="Strong_20_Emphasis"><text:span text:style-name="T201">r</text:span></text:span><text:span text:style-name="Strong_20_Emphasis"><text:span text:style-name="T204"> is</text:span></text:span><text:span text:style-name="Strong_20_Emphasis"><text:span text:style-name="T202"> </text:span></text:span><text:span text:style-name="Strong_20_Emphasis"><text:span text:style-name="T198">beschikbaar voor </text:span></text:span><text:span text:style-name="Strong_20_Emphasis"><text:span text:style-name="T205">Windows, </text:span></text:span><text:span text:style-name="Strong_20_Emphasis"><text:span text:style-name="T206">OS X</text:span></text:span><text:span text:style-name="Strong_20_Emphasis"><text:span text:style-name="T200">, </text:span></text:span><text:span text:style-name="Strong_20_Emphasis"><text:span text:style-name="T202">en </text:span></text:span><text:span text:style-name="Strong_20_Emphasis"><text:span text:style-name="T207">GNU/</text:span></text:span><text:span text:style-name="Strong_20_Emphasis"><text:span text:style-name="T200">Linux</text:span></text:span><text:span text:style-name="Strong_20_Emphasis"><text:span text:style-name="T203">.</text:span></text:span></text:p></text:note-body></text:note></text:span><text:span text:style-name="T188"> </text:span><text:span text:style-name="T191">of</text:span><text:span text:style-name="T188"> </text:span><text:span text:style-name="T184">C</text:span><text:span text:style-name="T188">D</text:span><text:span text:style-name="T18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5">.</text:span></text:p>
            <text:p text:style-name="P34"><text:span text:style-name="T186">Opstartmenu/</text:span><text:span text:style-name="T187">boot menu</text:span><text:span text:style-name="T186"> </text:span><text:span text:style-name="T185">via </text:span><text:span text:style-name="Definition"><text:span text:style-name="T376">opstartmenu</text:span></text:span><text:span text:style-name="T185">, </text:span><text:span text:style-name="T186">instellingen/</text:span><text:span text:style-name="T187">setup</text:span><text:span text:style-name="T185"> via </text:span><text:span text:style-name="Definition"><text:span text:style-name="T376">instellingen</text:span></text:span><text:span text:style-name="T185">.</text:span></text:p>
          </table:table-cell>
        </table:table-row>
        <table:table-row table:style-name="TableLine94312141300320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6">K</text:span></text:span><text:span text:style-name="Strong_20_Emphasis"><text:span text:style-name="T115">ies </text:span></text:span><text:span text:style-name="Strong_20_Emphasis"><text:span text:style-name="T119">eerste keuze </text:span></text:span><text:span text:style-name="Strong_20_Emphasis"><text:span text:style-name="T114">en druk op de </text:span></text:span><text:span text:style-name="Strong_20_Emphasis"><text:span text:style-name="T215">Enter</text:span></text:span><text:span text:style-name="Strong_20_Emphasis"><text:span text:style-name="T114">-toets.</text:span></text:span></text:p>
          </table:table-cell>
        </table:table-row>
        <table:table-row table:style-name="TableLine943121413005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3"><draw:control text:anchor-type="as-char" draw:z-index="44" draw:name="Vorm11_0" draw:style-name="gr1" draw:text-style-name="P95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52">Volg de schermen en </text:span></text:span><text:span text:style-name="Strong_20_Emphasis"><text:span text:style-name="T121">s</text:span></text:span><text:span text:style-name="Strong_20_Emphasis"><text:span text:style-name="T54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12141301344">
          <table:table-cell table:style-name="_32_._5f_Installatie_5f_uitvoeren.A1" office:value-type="string">
            <text:p text:style-name="P60"><text:span text:style-name="Strong_20_Emphasis"><text:span text:style-name="T84"><text:s/></text:span></text:span><text:span text:style-name="Strong_20_Emphasis"><text:span text:style-name="T123"><draw:control text:anchor-type="as-char" draw:z-index="41" draw:name="Vorm13_1" draw:style-name="gr1" draw:text-style-name="P9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8">Start de installatie</text:span></text:span><text:span text:style-name="Strong_20_Emphasis"><text:span text:style-name="T127"> </text:span></text:span><text:span text:style-name="Strong_20_Emphasis"><text:span text:style-name="T70">via </text:span></text:span><text:span text:style-name="Strong_20_Emphasis"><text:span text:style-name="T59">een </text:span></text:span><text:span text:style-name="Strong_20_Emphasis"><text:span text:style-name="T107">klik op </text:span></text:span><text:span text:style-name="Strong_20_Emphasis"><text:span text:style-name="T158">Activities</text:span></text:span><text:span text:style-name="Strong_20_Emphasis"><text:span text:style-name="T107"> en </text:span></text:span><text:span text:style-name="Strong_20_Emphasis"><text:span text:style-name="T108">een </text:span></text:span><text:span text:style-name="Strong_20_Emphasis"><text:span text:style-name="T107">klik op</text:span></text:span><text:span text:style-name="Strong_20_Emphasis"><text:span text:style-name="T106"> </text:span></text:span><text:span text:style-name="Strong_20_Emphasis"><text:span text:style-name="T157">Install Debian</text:span></text:span><text:span text:style-name="Strong_20_Emphasis"><text:span text:style-name="T47">.</text:span></text:span></text:p>
          </table:table-cell>
        </table:table-row>
        <table:table-row table:style-name="TableLine94312141301600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40" draw:name="Vorm13_0" draw:style-name="gr1" draw:text-style-name="P95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162">Welcome</text:span></text:span><text:span text:style-name="Strong_20_Emphasis"><text:span text:style-name="T48"> kies </text:span></text:span><text:span text:style-name="Strong_20_Emphasis"><text:span text:style-name="T162">Nederlands</text:span></text:span><text:span text:style-name="Strong_20_Emphasis"><text:span text:style-name="T48"> en klik op </text:span></text:span><text:span text:style-name="Strong_20_Emphasis"><text:span text:style-name="T162">Volgende</text:span></text:span><text:span text:style-name="Strong_20_Emphasis"><text:span text:style-name="T48">.</text:span></text:span></text:p>
          </table:table-cell>
        </table:table-row>
        <table:table-row table:style-name="TableLine94312141301856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3"><draw:control text:anchor-type="as-char" draw:z-index="45" draw:name="Vorm13_2" draw:style-name="gr1" draw:text-style-name="P95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1">Bij <text:span text:style-name="T381">Locatie</text:span> kies bij <text:span text:style-name="T381">Regio</text:span> voor <text:span text:style-name="T381">Europa</text:span> en klik op <text:span text:style-name="T381">Volgende</text:span>.</text:p>
          </table:table-cell>
        </table:table-row>
        <table:table-row table:style-name="TableLine9431214130211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3"><draw:control text:anchor-type="as-char" draw:z-index="46" draw:name="Vorm13_3" draw:style-name="gr1" draw:text-style-name="P9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71">Bij <text:span text:style-name="T381">Toetsenbord</text:span> kies <text:span text:style-name="T381">English (US)</text:span> en klik op <text:span text:style-name="T381">Volgende</text:span>.</text:p>
          </table:table-cell>
        </table:table-row>
        <table:table-row table:style-name="TableLine9431214130236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3"><draw:control text:anchor-type="as-char" draw:z-index="47" draw:name="Vorm13_4" draw:style-name="gr1" draw:text-style-name="P9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0"><text:span text:style-name="T401">Bij </text:span><text:span text:style-name="T383">Partities</text:span><text:span text:style-name="T401"> </text:span><text:span text:style-name="T337">selecteer</text:span><text:span text:style-name="T401"> gewenste methode, </text:span><text:span text:style-name="Strong_20_Emphasis"><text:span text:style-name="T167">aanbevolen</text:span></text:span><text:span text:style-name="Strong_20_Emphasis"><text:span text:style-name="T42"> </text:span></text:span><text:span text:style-name="Strong_20_Emphasis"><text:span text:style-name="T48">wordt </text:span></text:span><text:span text:style-name="Strong_20_Emphasis"><text:span text:style-name="T162">Encrypteer systeem</text:span></text:span><text:span text:style-name="Strong_20_Emphasis"><text:span text:style-name="T42"> </text:span></text:span><text:span text:style-name="Strong_20_Emphasis"><text:span text:style-name="T48">aan te vinken en wachtwoordzin </text:span></text:span><text:span text:style-name="Strong_20_Emphasis"><text:span text:style-name="T51">tweemaal</text:span></text:span><text:span text:style-name="Strong_20_Emphasis"><text:span text:style-name="T48"> in te vullen, </text:span></text:span><text:span text:style-name="Strong_20_Emphasis"><text:span text:style-name="T42">en klik op </text:span></text:span><text:span text:style-name="Strong_20_Emphasis"><text:span text:style-name="T161">Volgende</text:span></text:span><text:span text:style-name="Strong_20_Emphasis"><text:span text:style-name="T42">.</text:span></text:span></text:p>
          </table:table-cell>
        </table:table-row>
        <table:table-row table:style-name="TableLine94312141302624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0">Bij </text:span></text:span><text:span text:style-name="Strong_20_Emphasis"><text:span text:style-name="T165">Gebruikers</text:span></text:span><text:span text:style-name="Strong_20_Emphasis"><text:span text:style-name="T120"> vul in </text:span></text:span><text:span text:style-name="Strong_20_Emphasis"><text:span text:style-name="T163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11">,</text:span></text:span><text:span text:style-name="Strong_20_Emphasis"><text:span text:style-name="T49"> </text:span></text:span><text:span text:style-name="Strong_20_Emphasis"><text:span text:style-name="T163">Welke naam wil je gebruiken om in te loggen?</text:span></text:span><text:span text:style-name="Strong_20_Emphasis"><text:span text:style-name="T4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8">, </text:span></text:span><text:span text:style-name="Strong_20_Emphasis"><text:span text:style-name="T164">Wat is de </text:span></text:span><text:span text:style-name="Strong_20_Emphasis"><text:span text:style-name="T163">naam van deze </text:span></text:span><text:span text:style-name="Strong_20_Emphasis"><text:span text:style-name="T164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49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6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8">V</text:span></text:span><text:span text:style-name="Strong_20_Emphasis"><text:span text:style-name="T137">olgende</text:span></text:span><text:span text:style-name="Strong_20_Emphasis"><text:span text:style-name="T25">.</text:span></text:span></text:p>
          </table:table-cell>
        </table:table-row>
        <table:table-row table:style-name="TableLine94312141302880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0">Bij </text:span></text:span><text:span text:style-name="Strong_20_Emphasis"><text:span text:style-name="T231">Samenvatting</text:span></text:span><text:span text:style-name="Strong_20_Emphasis"><text:span text:style-name="T239"> </text:span></text:span><text:span text:style-name="Strong_20_Emphasis"><text:span text:style-name="T240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9">Installeer</text:span></text:span><text:span text:style-name="Strong_20_Emphasis"><text:span text:style-name="T25">.</text:span></text:span></text:p>
          </table:table-cell>
        </table:table-row>
        <table:table-row table:style-name="TableLine94312141303136">
          <table:table-cell table:style-name="_32_._5f_Installatie_5f_uitvoeren.A1" office:value-type="string">
            <text:p text:style-name="P76"><text:span text:style-name="Strong_20_Emphasis"><text:span text:style-name="T84"><text:s/></text:span></text:span><text:span text:style-name="Strong_20_Emphasis"><text:span text:style-name="T123"><draw:control text:anchor-type="as-char" draw:z-index="48" draw:name="Vorm14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50">Bij </text:span></text:span><text:span text:style-name="Strong_20_Emphasis"><text:span text:style-name="T232">Beëindigen</text:span></text:span><text:span text:style-name="Strong_20_Emphasis"><text:span text:style-name="T239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40">Voltooid</text:span></text:span><text:span text:style-name="Strong_20_Emphasis"><text:span text:style-name="T25">.</text:span></text:span></text:p>
          </table:table-cell>
        </table:table-row>
        <table:table-row table:style-name="TableLine943121413033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312141303648">
          <table:table-cell table:style-name="_32_._5f_Installatie_5f_uitvoer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0">Verwijder </text:span></text:span><text:span text:style-name="Strong_20_Emphasis"><text:span text:style-name="T131">het </text:span></text:span><text:span text:style-name="Strong_20_Emphasis"><text:span text:style-name="T130">installatiemedium (</text:span></text:span><text:span text:style-name="Strong_20_Emphasis"><text:span text:style-name="T132">USB-stick of </text:span></text:span><text:span text:style-name="Strong_20_Emphasis"><text:span text:style-name="T118">C</text:span></text:span><text:span text:style-name="Strong_20_Emphasis"><text:span text:style-name="T132">D</text:span></text:span><text:span text:style-name="Strong_20_Emphasis"><text:span text:style-name="T271"><text:note-ref text:note-class="footnote" text:reference-format="text" text:ref-name="ftn5">3</text:note-ref></text:span></text:span><text:span text:style-name="Strong_20_Emphasis"><text:span text:style-name="T130">) </text:span></text:span><text:span text:style-name="Strong_20_Emphasis"><text:span text:style-name="T133">en</text:span></text:span><text:span text:style-name="Strong_20_Emphasis"><text:span text:style-name="T130"> </text:span></text:span><text:span text:style-name="Strong_20_Emphasis"><text:span text:style-name="T126">druk </text:span></text:span><text:span text:style-name="Strong_20_Emphasis"><text:span text:style-name="T134">op</text:span></text:span><text:span text:style-name="Strong_20_Emphasis"><text:span text:style-name="T126"> </text:span></text:span><text:span text:style-name="Strong_20_Emphasis"><text:span text:style-name="T114">de </text:span></text:span><text:span text:style-name="Strong_20_Emphasis"><text:span text:style-name="T215">Enter</text:span></text:span><text:span text:style-name="Strong_20_Emphasis"><text:span text:style-name="T114">-toets</text:span></text:span><text:span text:style-name="Strong_20_Emphasis"><text:span text:style-name="T135">.</text:span></text:span></text:p>
          </table:table-cell>
        </table:table-row>
      </table:table>
      <text:p text:style-name="P33"><text:span text:style-name="Strong_20_Emphasis"><text:span text:style-name="T126"/></text:span></text:p>
      <text:list xml:id="list152655018434132" text:continue-numbering="true" text:style-name="L1">
        <text:list-item>
          <text:p text:style-name="P91"><text:span text:style-name="Strong_20_Emphasis"><text:span text:style-name="T229">Installatie </text:span></text:span><text:span text:style-name="Strong_20_Emphasis"><text:span text:style-name="T230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12124820048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2">Encrypteer systeem</text:span></text:span><text:span text:style-name="Strong_20_Emphasis"><text:span text:style-name="T262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4">Enter</text:span></text:span><text:span text:style-name="Strong_20_Emphasis"><text:span text:style-name="T38">-toets.</text:span></text:span></text:p>
          </table:table-cell>
        </table:table-row>
        <table:table-row table:style-name="TableLine943121365659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12158945456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31216012963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12159185024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3"><draw:control text:anchor-type="as-char" draw:z-index="43" draw:name="Vorm22_1" draw:style-name="gr1" draw:text-style-name="P9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52">Volg de schermen en </text:span></text:span><text:span text:style-name="Strong_20_Emphasis"><text:span text:style-name="T121">s</text:span></text:span><text:span text:style-name="Strong_20_Emphasis"><text:span text:style-name="T54">luit het hulpscherm.</text:span></text:span></text:p>
          </table:table-cell>
        </table:table-row>
        <table:table-row table:style-name="TableLine94312158961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8"/></text:span></text:p>
          </table:table-cell>
        </table:table-row>
        <table:table-row table:style-name="TableLine94312132543936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5">gebruikers </text:span></text:span><text:span text:style-name="Strong_20_Emphasis"><text:span text:style-name="T127">toe </text:span></text:span><text:span text:style-name="Strong_20_Emphasis"><text:span text:style-name="T70">via </text:span></text:span><text:span text:style-name="Strong_20_Emphasis"><text:span text:style-name="T59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69"><text:note text:id="ftn6" text:note-class="footnote"><text:note-citation>1</text:note-citation><text:note-body><text:p text:style-name="P82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9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geb</text:span></text:span><text:span text:style-name="Strong_20_Emphasis"><text:span text:style-name="T149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60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61">Gebruikers</text:span></text:span><text:span text:style-name="Strong_20_Emphasis"><text:span text:style-name="T94">.</text:span></text:span></text:p>
          </table:table-cell>
        </table:table-row>
        <table:table-row table:style-name="TableLine94312158943808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3">Klik links</text:span></text:span><text:span text:style-name="Strong_20_Emphasis"><text:span text:style-name="T129"> </text:span></text:span><text:span text:style-name="Strong_20_Emphasis"><text:span text:style-name="T110">op </text:span></text:span><text:span text:style-name="Strong_20_Emphasis"><text:span text:style-name="T159">Ontgrendelen</text:span></text:span><text:span text:style-name="Strong_20_Emphasis"><text:span text:style-name="T110"> </text:span></text:span><text:span text:style-name="Strong_20_Emphasis"><text:span text:style-name="T109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09">.</text:span></text:span></text:p>
          </table:table-cell>
        </table:table-row>
        <table:table-row table:style-name="TableLine94312158934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12159500640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59">een </text:span></text:span><text:span text:style-name="Strong_20_Emphasis"><text:span text:style-name="T88">druk</text:span></text:span><text:span text:style-name="Strong_20_Emphasis"><text:span text:style-name="T59"> op</text:span></text:span><text:span text:style-name="Strong_20_Emphasis"><text:span text:style-name="T72"> de </text:span></text:span><text:span text:style-name="Strong_20_Emphasis"><text:span text:style-name="T218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9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sof</text:span></text:span><text:span text:style-name="Strong_20_Emphasis"><text:span text:style-name="T153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2">Software</text:span></text:span><text:span text:style-name="Strong_20_Emphasis"><text:span text:style-name="T72">.</text:span></text:span></text:p>
          </table:table-cell>
        </table:table-row>
        <table:table-row table:style-name="TableLine94312159024032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10">Klik op </text:span><text:span text:style-name="T313">Updates</text:span><text:span text:style-name="T311"> en a</text:span><text:span text:style-name="T309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9">Downloaden</text:span></text:span><text:span text:style-name="T307"> </text:span><text:span text:style-name="T312">en vervolgens op </text:span><text:span text:style-name="T314">Herstarten &amp; bijwerken</text:span><text:span text:style-name="T312">.</text:span></text:p>
          </table:table-cell>
        </table:table-row>
        <table:table-row table:style-name="TableLine94312158840784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08">A</text:span><text:span text:style-name="T384">anmelden als </text:span><text:span text:style-name="Definition"><text:span text:style-name="T8">gebruiker</text:span></text:span>.</text:p>
          </table:table-cell>
        </table:table-row>
        <table:table-row table:style-name="TableLine943121317991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12135734944">
          <table:table-cell table:style-name="_33_._5f_Installatie_5f_afronden.A1" office:value-type="string">
            <text:p text:style-name="P45"><text:span text:style-name="Strong_20_Emphasis"><text:span text:style-name="T84"><text:s/></text:span></text:span><text:span text:style-name="Strong_20_Emphasis"><text:span text:style-name="T123"><draw:control text:anchor-type="as-char" draw:z-index="37" draw:name="Vorm4_1" draw:style-name="gr1" draw:text-style-name="P95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9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9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2">ter</text:span></text:span><text:span text:style-name="Strong_20_Emphasis"><text:span text:style-name="T153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97">. </text:span></text:span></text:p>
          </table:table-cell>
        </table:table-row>
        <table:table-row table:style-name="TableLine94312131010992">
          <table:table-cell table:style-name="_33_._5f_Installatie_5f_afronden.A1" office:value-type="string">
            <text:p text:style-name="P55"><text:span text:style-name="Strong_20_Emphasis"><text:span text:style-name="T84"><text:s/></text:span></text:span><text:span text:style-name="Strong_20_Emphasis"><text:span text:style-name="T123"><draw:control text:anchor-type="as-char" draw:z-index="39" draw:name="Vorm4_0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398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9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312158985744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12130506784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8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9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1">men</text:span></text:span><text:span text:style-name="Strong_20_Emphasis"><text:span text:style-name="T146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69">.</text:span></text:span></text:p>
          </table:table-cell>
        </table:table-row>
        <table:table-row table:style-name="TableLine94312159933360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6">K</text:span></text:span><text:span text:style-name="Strong_20_Emphasis"><text:span text:style-name="T62">ie</text:span></text:span><text:span text:style-name="Strong_20_Emphasis"><text:span text:style-name="T61">s </text:span></text:span><text:span text:style-name="Strong_20_Emphasis"><text:span text:style-name="T245">3 -</text:span></text:span><text:span text:style-name="Strong_20_Emphasis"><text:span text:style-name="T228"> </text:span></text:span><text:span text:style-name="Strong_20_Emphasis"><text:span text:style-name="T241">Installatie</text:span></text:span><text:span text:style-name="Strong_20_Emphasis"><text:span text:style-name="T242"> </text:span></text:span><text:span text:style-name="Strong_20_Emphasis"><text:span text:style-name="T243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50">Verder</text:span></text:span><text:span text:style-name="Strong_20_Emphasis"><text:span text:style-name="T83">.</text:span></text:span></text:p>
          </table:table-cell>
        </table:table-row>
        <table:table-row table:style-name="TableLine94312159079728">
          <table:table-cell table:style-name="_33_._5f_Installatie_5f_afronden.A1" office:value-type="string">
            <text:p text:style-name="P46"><text:span text:style-name="Strong_20_Emphasis"><text:span text:style-name="T84"><text:s/></text:span></text:span><text:span text:style-name="Strong_20_Emphasis"><text:span text:style-name="T123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7">Volg de aanwijzingen op het scherm</text:span></text:span><text:span text:style-name="Strong_20_Emphasis"><text:span text:style-name="T57"><text:note text:id="ftn7" text:note-class="footnote"><text:note-citation>2</text:note-citation><text:note-body><text:p text:style-name="P88">De installatie kan nagelopen worden aan de hand van het bestand <text:span text:style-name="T379">/usr/local/etc/</text:span><text:span text:style-name="T335">kz-install-applist</text:span>.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312159067904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/>
          </table:table-cell>
        </table:table-row>
        <table:table-row table:style-name="TableLine94312159176704">
          <table:table-cell table:style-name="_33_._5f_Installatie_5f_afronden.A1" office:value-type="string">
            <text:p text:style-name="P78"><text:span text:style-name="Strong_20_Emphasis"><text:span text:style-name="T84"><text:s/></text:span></text:span><text:span text:style-name="Strong_20_Emphasis"><text:span text:style-name="T123"><draw:control text:anchor-type="as-char" draw:z-index="50" draw:name="Vorm36_1" draw:style-name="gr1" draw:text-style-name="P9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83"/></text:span></text:p>
      <text:p text:style-name="P37"><text:span text:style-name="Strong_20_Emphasis"><text:span text:style-name="T57"/></text:span></text:p>
      <text:list xml:id="list152655295590664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12107467904">
          <table:table-cell table:style-name="Tabel2.A1" office:value-type="string">
            <text:p text:style-name="P80"><text:span text:style-name="Strong_20_Emphasis"><text:span text:style-name="T84"><text:s/></text:span></text:span><text:span text:style-name="Strong_20_Emphasis"><text:span text:style-name="T123"><draw:control text:anchor-type="as-char" draw:z-index="51" draw:name="Vorm40_0" draw:style-name="gr1" draw:text-style-name="P95" svg:width="0.35cm" svg:height="0.35cm" draw:control="control52"/></text:span></text:span></text:p>
          </table:table-cell>
          <table:table-cell table:style-name="Tabel2.A1" office:value-type="string">
            <text:p text:style-name="P1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2">Encrypteer systeem</text:span></text:span><text:span text:style-name="Strong_20_Emphasis"><text:span text:style-name="T262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4">Enter</text:span></text:span><text:span text:style-name="Strong_20_Emphasis"><text:span text:style-name="T38">-toets.</text:span></text:span></text:p>
          </table:table-cell>
        </table:table-row>
        <table:table-row table:style-name="TableLine94312124800096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8"/>
          </table:table-cell>
        </table:table-row>
        <table:table-row table:style-name="TableLine94312160324848">
          <table:table-cell table:style-name="Tabel2.A1" office:value-type="string">
            <text:p text:style-name="P77"><text:span text:style-name="Strong_20_Emphasis"><text:span text:style-name="T84"><text:s/></text:span></text:span><text:span text:style-name="Strong_20_Emphasis"><text:span text:style-name="T123"><draw:control text:anchor-type="as-char" draw:z-index="49" draw:name="Vorm36_0" draw:style-name="gr1" draw:text-style-name="P95" svg:width="0.35cm" svg:height="0.35cm" draw:control="control50"/></text:span></text:span></text:p>
          </table:table-cell>
          <table:table-cell table:style-name="Tabel2.A1" office:value-type="string">
            <text:p text:style-name="P1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312159015312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3">icht </text:span></text:span><text:span text:style-name="Definition"><text:span text:style-name="T9">gebruiker</text:span></text:span><text:span text:style-name="Strong_20_Emphasis"><text:span text:style-name="T58"><text:note text:id="ftn8" text:note-class="footnote"><text:note-citation>1</text:note-citation><text:note-body><text:p text:style-name="P81"><text:span text:style-name="T380">Na aanmelden als </text:span><text:span text:style-name="Definition"><text:span text:style-name="T391">2</text:span></text:span><text:span text:style-name="Definition"><text:span text:style-name="T400">e</text:span></text:span><text:span text:style-name="Definition"><text:span text:style-name="T391"> </text:span></text:span><text:span text:style-name="Definition"><text:span text:style-name="T392">gebruiker</text:span></text:span><text:span text:style-name="T380">, </text:span><text:span text:style-name="T396">zoek en </text:span><text:span text:style-name="T380">start</text:span><text:span text:style-name="T388"> </text:span><text:span text:style-name="T386">In</text:span><text:span text:style-name="T382">stallatiemenu</text:span><text:span text:style-name="Strong_20_Emphasis"><text:span text:style-name="T263"> </text:span></text:span><text:span text:style-name="T380">en </text:span><text:span text:style-name="User_20_Entry"><text:span text:style-name="T224">kies </text:span></text:span><text:span text:style-name="User_20_Entry"><text:span text:style-name="T226">4 -</text:span></text:span><text:span text:style-name="User_20_Entry"><text:span text:style-name="T224"> </text:span></text:span><text:span text:style-name="User_20_Entry"><text:span text:style-name="T225">Gebruiker inrichten</text:span></text:span><text:span text:style-name="User_20_Entry"><text:span text:style-name="T224">.</text:span></text:span></text:p></text:note-body></text:note></text:span></text:span><text:span text:style-name="Strong_20_Emphasis"><text:span text:style-name="T63"> </text:span></text:span><text:span text:style-name="Strong_20_Emphasis"><text:span text:style-name="T64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4">Installatiemenu</text:span></text:span><text:span text:style-name="Strong_20_Emphasis"><text:span text:style-name="T263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5">4 -</text:span></text:span><text:span text:style-name="Strong_20_Emphasis"><text:span text:style-name="T228"> </text:span></text:span><text:span text:style-name="T258">Gebruiker inrichten</text:span><text:span text:style-name="Strong_20_Emphasis"><text:span text:style-name="T60">.</text:span></text:span></text:p>
          </table:table-cell>
        </table:table-row>
        <table:table-row table:style-name="TableLine94312159266976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78">Volg de aanwijzingen op het scherm</text:span></text:span><text:span text:style-name="Strong_20_Emphasis"><text:span text:style-name="T378"><text:note text:id="ftn9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78">.</text:span></text:span></text:p>
          </table:table-cell>
        </table:table-row>
        <table:table-row table:style-name="TableLine94312159142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312159879552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2" draw:name="Vorm40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LVM met encryptie</text:span></text:span><text:span text:style-name="Strong_20_Emphasis"><text:span text:style-name="T262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60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7">balk</text:span></text:span><text:span text:style-name="Strong_20_Emphasis"><text:span text:style-name="T37">.</text:span></text:span></text:p>
          </table:table-cell>
        </table:table-row>
        <table:table-row table:style-name="TableLine943121598039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312159483568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3" draw:name="Vorm41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70"> </text:span></text:span><text:span text:style-name="Strong_20_Emphasis"><text:span text:style-name="T59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3">men</text:span></text:span><text:span text:style-name="Strong_20_Emphasis"><text:span text:style-name="T147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7">Installatie</text:span></text:span><text:span text:style-name="Strong_20_Emphasis"><text:span text:style-name="T248">m</text:span></text:span><text:span text:style-name="Strong_20_Emphasis"><text:span text:style-name="T246">enu</text:span></text:span><text:span text:style-name="Strong_20_Emphasis"><text:span text:style-name="T69">.</text:span></text:span></text:p>
          </table:table-cell>
        </table:table-row>
        <table:table-row table:style-name="TableLine94312158981056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4" draw:name="Vorm42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6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5">5 -</text:span></text:span><text:span text:style-name="T234"> </text:span><text:span text:style-name="T255">Opdrachtenmenu</text:span><text:span text:style-name="T236">, </text:span><text:span text:style-name="T268">kies</text:span><text:span text:style-name="T236"> </text:span><text:span text:style-name="T256">1 -</text:span><text:span text:style-name="T234"> </text:span><text:span text:style-name="T259">Back-up</text:span><text:span text:style-name="T256"> </text:span><text:span text:style-name="T259">maken</text:span><text:span text:style-name="T234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50">Verder</text:span></text:span><text:span text:style-name="Strong_20_Emphasis"><text:span text:style-name="T83">.</text:span></text:span></text:p>
          </table:table-cell>
        </table:table-row>
        <table:table-row table:style-name="TableLine94312158981536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5" draw:name="Vorm43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3">Volg de aanwijzingen op het scherm.</text:span></text:span></text:p>
          </table:table-cell>
        </table:table-row>
        <table:table-row table:style-name="TableLine943121598033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312158981984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6" draw:name="Vorm44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5">Plan automatische </text:span></text:span><text:span text:style-name="Strong_20_Emphasis"><text:span text:style-name="T267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70"> </text:span></text:span><text:span text:style-name="Strong_20_Emphasis"><text:span text:style-name="T59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5">res</text:span></text:span><text:span text:style-name="Strong_20_Emphasis"><text:span text:style-name="T154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9">Reservekopieën</text:span></text:span><text:span text:style-name="Strong_20_Emphasis"><text:span text:style-name="T69">.</text:span></text:span></text:p>
          </table:table-cell>
        </table:table-row>
        <table:table-row table:style-name="TableLine94312159547248">
          <table:table-cell table:style-name="Tabel2.A1" office:value-type="string">
            <text:p text:style-name="P47"><text:span text:style-name="Strong_20_Emphasis"><text:span text:style-name="T84"><text:s/></text:span></text:span><text:span text:style-name="Strong_20_Emphasis"><text:span text:style-name="T123"><draw:control text:anchor-type="as-char" draw:z-index="27" draw:name="Vorm45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3">Volg de aanwijzingen op het scherm.</text:span></text:span></text:p>
          </table:table-cell>
        </table:table-row>
      </table:table>
      <text:p text:style-name="P13"><text:span text:style-name="Strong_20_Emphasis"><text:span text:style-name="T60"/></text:span></text:p>
      <text:p text:style-name="P42"/>
      <text:p text:style-name="P68"><text:span text:style-name="T180">E</text:span><text:span text:style-name="T181">inde c</text:span><text:span text:style-name="T182">hecklist, </text:span><text:span text:style-name="T183">d</text:span><text:span text:style-name="T182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4"/>
      <text:p text:style-name="P7"><text:span text:style-name="T112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1T15:26:54.836690272">11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1T15:26:54.758386436</dc:date>
    <meta:keyword>Installatie</meta:keyword>
    <meta:keyword>Checklist</meta:keyword>
    <meta:keyword>Linux</meta:keyword>
    <meta:editing-cycles>6398</meta:editing-cycles>
    <meta:editing-duration>P11DT8H23M16S</meta:editing-duration>
    <meta:print-date>2021-03-23T20:07:57.967210640</meta:print-date>
    <dc:creator>Karel Zimmer</dc:creator>
    <meta:document-statistic meta:table-count="4" meta:image-count="0" meta:object-count="0" meta:page-count="4" meta:paragraph-count="122" meta:word-count="887" meta:character-count="5859" meta:non-whitespace-character-count="4977"/>
    <meta:user-defined meta:name="Info 1"/>
    <meta:user-defined meta:name="Info 2"/>
    <meta:user-defined meta:name="Info 3"/>
    <meta:user-defined meta:name="Info 4"/>
  </office:meta>
</office:document-meta>
</file>